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EnvironmentFacade.getOutputStream(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tarting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Redirec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tryRes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Output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MutableEnvironmentFacade( EnvironmentWrapper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EnvironmentFacade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Delegate( EnvironmentWrapper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isResponse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finishing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URI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redirect( String url , boolean global , boolean perma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Conten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isInternal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commi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Content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setResponse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EnvironmentFacade.get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